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List.getLinksToDocumen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eactivate.doCheckPrecondition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eactivate.get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activate.deactivate( Document authoringDocu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activate.getNodesToLoc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activate.do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List.LinkList( ServiceManager manager , 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List.getDocu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